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e8dcf" style:font-weight-asian="normal" style:font-weight-complex="normal"/>
    </style:style>
    <style:style style:name="P3" style:family="paragraph" style:parent-style-name="Standard">
      <style:text-properties fo:font-weight="normal" officeooo:rsid="0014ee98" officeooo:paragraph-rsid="0014ee98" style:font-weight-asian="normal" style:font-weight-complex="normal"/>
    </style:style>
    <style:style style:name="P4" style:family="paragraph" style:parent-style-name="Standard">
      <style:text-properties fo:font-weight="bold" style:font-weight-asian="bold"/>
    </style:style>
    <style:style style:name="P5" style:family="paragraph" style:parent-style-name="List_20_Paragraph">
      <style:paragraph-properties fo:margin-left="0cm" fo:margin-right="0cm" fo:margin-top="0cm" fo:margin-bottom="0.282cm" style:contextual-spacing="true" fo:text-indent="0cm" style:auto-text-indent="false"/>
    </style:style>
    <style:style style:name="P6"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7"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9" style:family="paragraph" style:parent-style-name="List_20_Paragraph" style:list-style-name="WWNum2">
      <style:paragraph-properties fo:margin-top="0cm" fo:margin-bottom="0.282cm" style:contextual-spacing="true"/>
    </style:style>
    <style:style style:name="P10" style:family="paragraph" style:parent-style-name="Text_20_body" style:list-style-name="WWNum3"/>
    <style:style style:name="P11" style:family="paragraph" style:parent-style-name="Text_20_body" style:list-style-name="WWNum3">
      <style:text-properties officeooo:rsid="000b29eb" officeooo:paragraph-rsid="000b29eb"/>
    </style:style>
    <style:style style:name="P12" style:family="paragraph" style:parent-style-name="Text_20_body" style:list-style-name="WWNum3">
      <style:text-properties officeooo:rsid="000c5ba5" officeooo:paragraph-rsid="000c5ba5"/>
    </style:style>
    <style:style style:name="P13" style:family="paragraph" style:parent-style-name="Text_20_body" style:list-style-name="WWNum3">
      <style:text-properties officeooo:rsid="00060a57" officeooo:paragraph-rsid="00060a57"/>
    </style:style>
    <style:style style:name="P14" style:family="paragraph" style:parent-style-name="Text_20_body">
      <style:text-properties style:text-underline-style="solid" style:text-underline-width="auto" style:text-underline-color="font-color" fo:font-weight="bold" officeooo:rsid="0015b86a" officeooo:paragraph-rsid="0015b86a" style:font-weight-asian="bold" style:font-weight-complex="bold"/>
    </style:style>
    <style:style style:name="P15" style:family="paragraph" style:parent-style-name="Text_20_body" style:list-style-name="L4">
      <style:text-properties style:text-underline-style="none" fo:font-weight="normal" officeooo:rsid="0015b86a" officeooo:paragraph-rsid="0015b86a" style:font-weight-asian="normal" style:font-weight-complex="normal"/>
    </style:style>
    <style:style style:name="P16" style:family="paragraph" style:parent-style-name="Text_20_body">
      <style:text-properties style:text-underline-style="none" fo:font-weight="normal" officeooo:rsid="0015b86a" officeooo:paragraph-rsid="001ee6e5" style:font-weight-asian="normal" style:font-weight-complex="normal"/>
    </style:style>
    <style:style style:name="P17" style:family="paragraph" style:parent-style-name="Text_20_body" style:list-style-name="L8">
      <style:text-properties style:text-underline-style="none" fo:font-weight="normal" officeooo:rsid="001ee6e5" officeooo:paragraph-rsid="001ee6e5" style:font-weight-asian="normal" style:font-weight-complex="normal"/>
    </style:style>
    <style:style style:name="P18" style:family="paragraph" style:parent-style-name="Text_20_body" style:list-style-name="L8">
      <style:text-properties style:text-underline-style="none" fo:font-weight="normal" officeooo:rsid="0020d7d3" officeooo:paragraph-rsid="0020d7d3" style:font-weight-asian="normal" style:font-weight-complex="normal"/>
    </style:style>
    <style:style style:name="P19" style:family="paragraph" style:parent-style-name="Text_20_body">
      <style:paragraph-properties fo:margin-left="0cm" fo:margin-right="0cm" fo:margin-top="0cm" fo:margin-bottom="0.282cm" style:contextual-spacing="true" fo:text-indent="0cm" style:auto-text-indent="false"/>
    </style:style>
    <style:style style:name="P20" style:family="paragraph" style:parent-style-name="Text_20_body">
      <style:paragraph-properties fo:margin-left="0cm" fo:margin-right="0cm" fo:margin-top="0cm" fo:margin-bottom="0.282cm" style:contextual-spacing="true" fo:text-indent="0cm" style:auto-text-indent="false"/>
      <style:text-properties officeooo:rsid="0015b86a" officeooo:paragraph-rsid="0015b86a"/>
    </style:style>
    <style:style style:name="P21" style:family="paragraph" style:parent-style-name="Text_20_body">
      <style:paragraph-properties fo:margin-left="0cm" fo:margin-right="0cm" fo:margin-top="0cm" fo:margin-bottom="0.282cm" style:contextual-spacing="true" fo:text-indent="0cm" style:auto-text-indent="false"/>
      <style:text-properties officeooo:rsid="0017b221" officeooo:paragraph-rsid="0017b221"/>
    </style:style>
    <style:style style:name="P22"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23" style:family="paragraph" style:parent-style-name="Text_20_body" style:list-style-name="L1">
      <style:paragraph-properties fo:margin-top="0cm" fo:margin-bottom="0.282cm" style:contextual-spacing="true"/>
      <style:text-properties officeooo:paragraph-rsid="0015b86a"/>
    </style:style>
    <style:style style:name="P24" style:family="paragraph" style:parent-style-name="Text_20_body" style:list-style-name="L1">
      <style:paragraph-properties fo:margin-top="0cm" fo:margin-bottom="0.282cm" style:contextual-spacing="true"/>
      <style:text-properties officeooo:rsid="0015b86a" officeooo:paragraph-rsid="0015b86a"/>
    </style:style>
    <style:style style:name="P25" style:family="paragraph" style:parent-style-name="Text_20_body">
      <style:paragraph-properties fo:margin-top="0cm" fo:margin-bottom="0.282cm" style:contextual-spacing="true"/>
      <style:text-properties officeooo:rsid="0015b86a" officeooo:paragraph-rsid="0015b86a"/>
    </style:style>
    <style:style style:name="P26" style:family="paragraph" style:parent-style-name="Text_20_body" style:list-style-name="L3">
      <style:paragraph-properties fo:margin-top="0cm" fo:margin-bottom="0.282cm" style:contextual-spacing="true"/>
      <style:text-properties officeooo:rsid="0015b86a" officeooo:paragraph-rsid="0015b86a"/>
    </style:style>
    <style:style style:name="P27" style:family="paragraph" style:parent-style-name="Text_20_body" style:list-style-name="L5">
      <style:paragraph-properties fo:margin-top="0cm" fo:margin-bottom="0.282cm" style:contextual-spacing="true"/>
      <style:text-properties officeooo:rsid="0015b86a" officeooo:paragraph-rsid="0015b86a"/>
    </style:style>
    <style:style style:name="P28" style:family="paragraph" style:parent-style-name="Text_20_body" style:list-style-name="L5">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29"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30" style:family="paragraph" style:parent-style-name="Text_20_body">
      <style:paragraph-properties fo:margin-top="0cm" fo:margin-bottom="0.282cm" style:contextual-spacing="true"/>
      <style:text-properties officeooo:rsid="0017b221" officeooo:paragraph-rsid="0017b221"/>
    </style:style>
    <style:style style:name="P31" style:family="paragraph" style:parent-style-name="Text_20_body" style:list-style-name="L6">
      <style:paragraph-properties fo:margin-top="0cm" fo:margin-bottom="0.282cm" style:contextual-spacing="true"/>
      <style:text-properties officeooo:rsid="0017b221" officeooo:paragraph-rsid="0017b221"/>
    </style:style>
    <style:style style:name="P32" style:family="paragraph" style:parent-style-name="Text_20_body" style:list-style-name="L7">
      <style:paragraph-properties fo:margin-top="0cm" fo:margin-bottom="0.282cm" style:contextual-spacing="true"/>
      <style:text-properties officeooo:rsid="0017b221" officeooo:paragraph-rsid="0017b221"/>
    </style:style>
    <style:style style:name="P33" style:family="paragraph" style:parent-style-name="Text_20_body">
      <style:paragraph-properties fo:margin-top="0cm" fo:margin-bottom="0.282cm" style:contextual-spacing="true"/>
      <style:text-properties officeooo:rsid="00236f73" officeooo:paragraph-rsid="00236f73"/>
    </style:style>
    <style:style style:name="P34" style:family="paragraph" style:parent-style-name="Text_20_body" style:list-style-name="L9">
      <style:paragraph-properties fo:margin-top="0cm" fo:margin-bottom="0.282cm" style:contextual-spacing="true"/>
      <style:text-properties officeooo:rsid="00237fcb" officeooo:paragraph-rsid="00237fcb"/>
    </style:style>
    <style:style style:name="P35" style:family="paragraph" style:parent-style-name="Text_20_body" style:list-style-name="L4">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36" style:family="paragraph" style:parent-style-name="Text_20_body" style:list-style-name="L8">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37" style:family="paragraph" style:parent-style-name="Text_20_body" style:list-style-name="L8">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38" style:family="paragraph" style:parent-style-name="pgbullet" style:list-style-name="WWNum2">
      <style:text-properties style:font-name="Cambria" fo:font-size="11pt" officeooo:paragraph-rsid="0014ee98" style:font-size-asian="11pt" style:font-size-complex="11pt"/>
    </style:style>
    <style:style style:name="P39"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P40"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41"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42" style:family="paragraph" style:parent-style-name="Standard" style:list-style-name="WWNum3">
      <style:text-properties fo:font-weight="normal" style:font-weight-asian="normal" style:font-weight-complex="normal"/>
    </style:style>
    <style:style style:name="P43" style:family="paragraph" style:parent-style-name="Standard" style:list-style-name="WWNum3">
      <style:text-properties fo:font-weight="normal" officeooo:rsid="00102835" officeooo:paragraph-rsid="00102835" style:font-weight-asian="normal" style:font-weight-complex="normal"/>
    </style:style>
    <style:style style:name="P44" style:family="paragraph" style:parent-style-name="Standard" style:list-style-name="WWNum3">
      <style:text-properties fo:font-weight="normal" officeooo:rsid="00120367" officeooo:paragraph-rsid="00120367" style:font-weight-asian="normal" style:font-weight-complex="normal"/>
    </style:style>
    <style:style style:name="P45" style:family="paragraph" style:parent-style-name="Standard" style:list-style-name="WWNum3">
      <style:text-properties fo:font-weight="normal" officeooo:rsid="00139534" officeooo:paragraph-rsid="00139534" style:font-weight-asian="normal" style:font-weight-complex="normal"/>
    </style:style>
    <style:style style:name="P46" style:family="paragraph" style:parent-style-name="Standard" style:list-style-name="WWNum3">
      <style:text-properties fo:font-weight="normal" officeooo:rsid="000eecba" officeooo:paragraph-rsid="000eecba" style:font-weight-asian="normal" style:font-weight-complex="normal"/>
    </style:style>
    <style:style style:name="P47" style:family="paragraph" style:parent-style-name="Standard" style:list-style-name="WWNum5">
      <style:text-properties fo:font-weight="normal" style:font-weight-asian="normal" style:font-weight-complex="normal"/>
    </style:style>
    <style:style style:name="P48" style:family="paragraph" style:parent-style-name="Standard" style:list-style-name="WWNum4">
      <style:text-properties fo:font-weight="normal" style:font-weight-asian="normal" style:font-weight-complex="normal"/>
    </style:style>
    <style:style style:name="P49" style:family="paragraph" style:parent-style-name="Standard" style:list-style-name="WWNum6">
      <style:text-properties fo:font-weight="normal" style:font-weight-asian="normal" style:font-weight-complex="normal"/>
    </style:style>
    <style:style style:name="P50" style:family="paragraph" style:parent-style-name="Standard" style:list-style-name="WWNum7">
      <style:text-properties fo:font-weight="normal" style:font-weight-asian="normal" style:font-weight-complex="normal"/>
    </style:style>
    <style:style style:name="P51" style:family="paragraph" style:parent-style-name="Standard" style:list-style-name="WWNum7">
      <style:text-properties fo:font-weight="normal" officeooo:paragraph-rsid="000e8dcf" style:font-weight-asian="normal" style:font-weight-complex="normal"/>
    </style:style>
    <style:style style:name="P52" style:family="paragraph" style:parent-style-name="Standard" style:list-style-name="WWNum8">
      <style:text-properties fo:font-weight="normal" style:font-weight-asian="normal" style:font-weight-complex="normal"/>
    </style:style>
    <style:style style:name="P53" style:family="paragraph" style:parent-style-name="Standard">
      <style:text-properties fo:font-weight="normal" officeooo:rsid="00191432" officeooo:paragraph-rsid="00191432" style:font-weight-asian="normal" style:font-weight-complex="normal"/>
    </style:style>
    <style:style style:name="P54" style:family="paragraph" style:parent-style-name="Standard" style:list-style-name="WWNum6"/>
    <style:style style:name="P55" style:family="paragraph" style:parent-style-name="Standard" style:list-style-name="WWNum8">
      <style:text-properties officeooo:rsid="00085d1a" officeooo:paragraph-rsid="00085d1a"/>
    </style:style>
    <style:style style:name="P56" style:family="paragraph" style:parent-style-name="Standard" style:list-style-name="WWNum8">
      <style:text-properties officeooo:rsid="000e8dcf" officeooo:paragraph-rsid="000e8dcf"/>
    </style:style>
    <style:style style:name="P57" style:family="paragraph" style:parent-style-name="Standard">
      <style:text-properties fo:font-weight="bold" officeooo:paragraph-rsid="00191432" style:font-weight-asian="bold" style:font-weight-complex="bold"/>
    </style:style>
    <style:style style:name="P58" style:family="paragraph" style:parent-style-name="Standard">
      <style:text-properties fo:font-weight="bold" officeooo:rsid="001d3c0d" officeooo:paragraph-rsid="001d3c0d" style:font-weight-asian="bold" style:font-weight-complex="bold"/>
    </style:style>
    <style:style style:name="P59" style:family="paragraph" style:parent-style-name="Standard">
      <style:text-properties officeooo:rsid="00150b13" officeooo:paragraph-rsid="001d3c0d"/>
    </style:style>
    <style:style style:name="P60" style:family="paragraph" style:parent-style-name="Standard">
      <style:paragraph-properties fo:break-before="page"/>
      <style:text-properties fo:font-weight="bold" officeooo:paragraph-rsid="0019143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60a57" style:font-weight-asian="normal" style:font-weight-complex="normal"/>
    </style:style>
    <style:style style:name="T3" style:family="text">
      <style:text-properties fo:font-weight="normal" officeooo:rsid="00096af1" style:font-weight-asian="normal" style:font-weight-complex="normal"/>
    </style:style>
    <style:style style:name="T4" style:family="text">
      <style:text-properties fo:font-weight="normal" officeooo:rsid="0015b86a" style:font-weight-asian="normal" style:font-weight-complex="normal"/>
    </style:style>
    <style:style style:name="T5" style:family="text">
      <style:text-properties fo:font-weight="normal" officeooo:rsid="00191432" style:font-weight-asian="normal" style:font-weight-complex="normal"/>
    </style:style>
    <style:style style:name="T6" style:family="text">
      <style:text-properties fo:font-weight="normal" officeooo:rsid="001bae20" style:font-weight-asian="normal" style:font-weight-complex="normal"/>
    </style:style>
    <style:style style:name="T7" style:family="text">
      <style:text-properties fo:font-style="italic" fo:font-weight="bold" style:font-style-asian="italic" style:font-weight-asian="bold"/>
    </style:style>
    <style:style style:name="T8" style:family="text">
      <style:text-properties fo:font-style="italic" fo:font-weight="normal" style:font-style-asian="italic" style:font-weight-asian="normal" style:font-weight-complex="normal"/>
    </style:style>
    <style:style style:name="T9" style:family="text">
      <style:text-properties fo:font-style="italic" style:font-style-asian="italic"/>
    </style:style>
    <style:style style:name="T10" style:family="text">
      <style:text-properties fo:language="en" fo:country="GB"/>
    </style:style>
    <style:style style:name="T11" style:family="text">
      <style:text-properties fo:language="en" fo:country="GB" style:language-asian="en" style:country-asian="GB"/>
    </style:style>
    <style:style style:name="T12" style:family="text">
      <style:text-properties fo:language="en" fo:country="GB" fo:font-weight="normal" style:language-asian="en" style:country-asian="GB" style:font-weight-asian="normal" style:font-weight-complex="normal"/>
    </style:style>
    <style:style style:name="T13" style:family="text">
      <style:text-properties officeooo:rsid="00060a57"/>
    </style:style>
    <style:style style:name="T14" style:family="text">
      <style:text-properties style:text-position="0% 100%"/>
    </style:style>
    <style:style style:name="T15" style:family="text">
      <style:text-properties style:text-position="0% 100%" fo:font-weight="normal" officeooo:rsid="00096af1" style:font-weight-asian="normal" style:font-weight-complex="normal"/>
    </style:style>
    <style:style style:name="T16" style:family="text">
      <style:text-properties style:text-position="0% 100%" officeooo:rsid="00120367"/>
    </style:style>
    <style:style style:name="T17" style:family="text">
      <style:text-properties officeooo:rsid="00079bec"/>
    </style:style>
    <style:style style:name="T18" style:family="text">
      <style:text-properties officeooo:rsid="000e8dcf"/>
    </style:style>
    <style:style style:name="T19" style:family="text">
      <style:text-properties officeooo:rsid="00120367"/>
    </style:style>
    <style:style style:name="T20" style:family="text">
      <style:text-properties style:text-underline-style="solid" style:text-underline-width="auto" style:text-underline-color="font-color" officeooo:rsid="0015b86a"/>
    </style:style>
    <style:style style:name="T21" style:family="text">
      <style:text-properties style:font-name="Cambria" fo:font-size="11pt" fo:font-style="italic" style:font-size-asian="11pt" style:font-style-asian="italic" style:font-size-complex="11pt"/>
    </style:style>
    <style:style style:name="T22" style:family="text">
      <style:text-properties style:font-name="Cambria" fo:font-size="11pt" fo:font-style="italic" officeooo:rsid="001e98fc" style:font-size-asian="11pt" style:font-style-asian="italic" style:font-size-complex="11pt"/>
    </style:style>
    <style:style style:name="T23" style:family="text">
      <style:text-properties style:font-name="Symbol" fo:font-size="11pt" fo:font-style="italic" style:font-size-asian="11pt" style:font-style-asian="italic" style:font-size-complex="11pt"/>
    </style:style>
    <style:style style:name="T24" style:family="text">
      <style:text-properties officeooo:rsid="0015b86a"/>
    </style:style>
    <style:style style:name="T25" style:family="text">
      <style:text-properties officeooo:rsid="0017b221"/>
    </style:style>
    <style:style style:name="T26" style:family="text">
      <style:text-properties officeooo:rsid="001a8d9f"/>
    </style:style>
    <style:style style:name="T27" style:family="text">
      <style:text-properties officeooo:rsid="001ee6e5"/>
    </style:style>
    <style:style style:name="T28" style:family="text">
      <style:text-properties officeooo:rsid="0020d7d3"/>
    </style:style>
    <style:style style:name="T29" style:family="text">
      <style:text-properties officeooo:rsid="0021ef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General structure of the report</text:p>
      <text:p text:style-name="P3">Sections and subsections need to be numbered</text:p>
      <text:p text:style-name="P3">Use Hardvard referencing system (APA format)</text:p>
      <text:p text:style-name="P3">Recommended order:</text:p>
      <text:list xml:id="list7151739297414610441" text:style-name="WWNum2">
        <text:list-item>
          <text:p text:style-name="P38">Front Cover</text:p>
        </text:list-item>
        <text:list-item>
          <text:p text:style-name="P38">Title Page</text:p>
        </text:list-item>
        <text:list-item>
          <text:p text:style-name="P38">Abstract</text:p>
        </text:list-item>
        <text:list-item>
          <text:p text:style-name="P38">Acknowledgements</text:p>
        </text:list-item>
        <text:list-item>
          <text:p text:style-name="P38">Table of Contents</text:p>
        </text:list-item>
        <text:list-item>
          <text:p text:style-name="P38">List of Figures (where applicable)</text:p>
        </text:list-item>
        <text:list-item>
          <text:p text:style-name="P38">List of Tables (where applicable)</text:p>
        </text:list-item>
        <text:list-item>
          <text:p text:style-name="P38">List of Acronyms</text:p>
        </text:list-item>
        <text:list-item>
          <text:p text:style-name="P38">THE REPORT ITSELF</text:p>
        </text:list-item>
        <text:list-item>
          <text:p text:style-name="P38">References (&amp; Bibliography)</text:p>
        </text:list-item>
        <text:list-item>
          <text:p text:style-name="P38">Appendices</text:p>
        </text:list-item>
        <text:list-item>
          <text:p text:style-name="P39">Back Cover</text:p>
        </text:list-item>
      </text:list>
      <text:p text:style-name="P3">Work needs to be copyrighted: <text:span text:style-name="T21">Copyright </text:span><text:span text:style-name="T23"></text:span><text:span text:style-name="T21"> 20</text:span><text:span text:style-name="T22">16</text:span><text:span text:style-name="T21"> De Montfort University. All rights reserved.</text:span></text:p>
      <text:p text:style-name="P41"/>
      <text:p text:style-name="P1">Abstract</text:p>
      <text:p text:style-name="P1">Introduction</text:p>
      <text:list xml:id="list3149019514965273226" text:style-name="WWNum3">
        <text:list-item>
          <text:p text:style-name="P42">resurgence of machine learning thanks to massive parallel processing (GPGPU) to form Deep Learning</text:p>
        </text:list-item>
        <text:list-item>
          <text:p text:style-name="P42">importance of visual input in how humans interact with the world</text:p>
        </text:list-item>
        <text:list-item>
          <text:p text:style-name="P42">Convolutional neural networks to process images and detect features</text:p>
          <text:list>
            <text:list-item>
              <text:p text:style-name="P43">discuss feature extraction techniques <text:reference-mark-start text:name="ADDIN CSL_CITATION {&quot;properties&quot;: {&quot;noteIndex&quot;: 0}, &quot;schema&quot;: &quot;https://github.com/citation-style-language/schema/raw/master/csl-citation.json&quot;, &quot;mendeley&quot;: {&quot;formattedCitation&quot;: &quot;[1]&quot;, &quot;previouslyFormattedCitation&quot;: &quot;[1]&quot;, &quot;plainTextFormattedCitation&quot;: &quot;[1]&quot;}, &quot;citationItems&quot;: [{&quot;itemData&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container-title&quot;: &quot;Library&quot;, &quot;id&quot;: &quot;ITEM-1&quot;, &quot;volume&quot;: &quot;18&quot;, &quot;author&quot;: [{&quot;parse-names&quot;: false, &quot;non-dropping-particle&quot;: &quot;&quot;, &quot;dropping-particle&quot;: &quot;&quot;, &quot;family&quot;: &quot;Fodor&quot;, &quot;suffix&quot;: &quot;&quot;, &quot;given&quot;: &quot;Imola K&quot;}], &quot;DOI&quot;: &quot;10.2172/15002155&quot;, &quot;type&quot;: &quot;article-journal&quot;, &quot;issue&quot;: &quot;1&quot;, &quot;title&quot;: &quot;A survey of dimension reduction techniques&quot;, &quot;issued&quot;: {&quot;date-parts&quot;: [[&quot;2002&quot;]]}, &quot;page&quot;: &quot;1-18&quot;}, &quot;id&quot;: &quot;ITEM-1&quot;, &quot;uris&quot;: [&quot;http://www.mendeley.com/documents/?uuid=81b048bf-d623-4c68-bbcf-4f82975f4232&quot;]}]} RNDmLYqCsHYcr"/><text:span text:style-name="T14">[1]</text:span><text:reference-mark-end text:name="ADDIN CSL_CITATION {&quot;properties&quot;: {&quot;noteIndex&quot;: 0}, &quot;schema&quot;: &quot;https://github.com/citation-style-language/schema/raw/master/csl-citation.json&quot;, &quot;mendeley&quot;: {&quot;formattedCitation&quot;: &quot;[1]&quot;, &quot;previouslyFormattedCitation&quot;: &quot;[1]&quot;, &quot;plainTextFormattedCitation&quot;: &quot;[1]&quot;}, &quot;citationItems&quot;: [{&quot;itemData&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container-title&quot;: &quot;Library&quot;, &quot;id&quot;: &quot;ITEM-1&quot;, &quot;volume&quot;: &quot;18&quot;, &quot;author&quot;: [{&quot;parse-names&quot;: false, &quot;non-dropping-particle&quot;: &quot;&quot;, &quot;dropping-particle&quot;: &quot;&quot;, &quot;family&quot;: &quot;Fodor&quot;, &quot;suffix&quot;: &quot;&quot;, &quot;given&quot;: &quot;Imola K&quot;}], &quot;DOI&quot;: &quot;10.2172/15002155&quot;, &quot;type&quot;: &quot;article-journal&quot;, &quot;issue&quot;: &quot;1&quot;, &quot;title&quot;: &quot;A survey of dimension reduction techniques&quot;, &quot;issued&quot;: {&quot;date-parts&quot;: [[&quot;2002&quot;]]}, &quot;page&quot;: &quot;1-18&quot;}, &quot;id&quot;: &quot;ITEM-1&quot;, &quot;uris&quot;: [&quot;http://www.mendeley.com/documents/?uuid=81b048bf-d623-4c68-bbcf-4f82975f4232&quot;]}]} RNDmLYqCsHYcr"/>⁠</text:p>
            </text:list-item>
            <text:list-item>
              <text:p text:style-name="P43">feature evolutio<text:span text:style-name="T19">n </text:span><text:reference-mark-start text:name="ADDIN CSL_CITATION {&quot;properties&quot;: {&quot;noteIndex&quot;: 0}, &quot;schema&quot;: &quot;https://github.com/citation-style-language/schema/raw/master/csl-citation.json&quot;, &quot;mendeley&quot;: {&quot;formattedCitation&quot;: &quot;[2]&quot;, &quot;previouslyFormattedCitation&quot;: &quot;[2]&quot;, &quot;plainTextFormattedCitation&quot;: &quot;[2]&quot;}, &quot;citationItems&quot;: [{&quot;itemData&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id&quot;: &quot;ITEM-1&quot;, &quot;author&quot;: [{&quot;parse-names&quot;: false, &quot;non-dropping-particle&quot;: &quot;&quot;, &quot;dropping-particle&quot;: &quot;&quot;, &quot;family&quot;: &quot;Koutn\u00edk&quot;, &quot;suffix&quot;: &quot;&quot;, &quot;given&quot;: &quot;Jan&quot;}, {&quot;parse-names&quot;: false, &quot;non-dropping-particle&quot;: &quot;&quot;, &quot;dropping-particle&quot;: &quot;&quot;, &quot;family&quot;: &quot;Schmidhuber&quot;, &quot;suffix&quot;: &quot;&quot;, &quot;given&quot;: &quot;J\u00fcrgen&quot;}, {&quot;parse-names&quot;: false, &quot;non-dropping-particle&quot;: &quot;&quot;, &quot;dropping-particle&quot;: &quot;&quot;, &quot;family&quot;: &quot;Gomez&quot;, &quot;suffix&quot;: &quot;&quot;, &quot;given&quot;: &quot;Faustino&quot;}], &quot;DOI&quot;: &quot;10.1145/2576768.2598358&quot;, &quot;ISBN&quot;: &quot;9781450326629&quot;, &quot;type&quot;: &quot;article-journal&quot;, &quot;page&quot;: &quot;541-548&quot;, &quot;title&quot;: &quot;Evolving deep unsupervised convolutional networks for vision-based reinforcement learning&quot;, &quot;issued&quot;: {&quot;date-parts&quot;: [[&quot;2014&quot;]]}, &quot;note&quot;: &quot;* Using CNN to compress info from saturation image\n* MaxPoolingCNN converts image to 3 dimension feature vector\n* Fed then to a recurrent ANN\n* Both network weight's evolved (not topology)\n* OK performance, but not good (tracks tested are simple and similar)&quot;}, &quot;id&quot;: &quot;ITEM-1&quot;, &quot;uris&quot;: [&quot;http://www.mendeley.com/documents/?uuid=bbee84cf-89b6-4724-9b77-cb533b2ca021&quot;]}]} RNDfz3Puee0QO"/><text:span text:style-name="T16">[2]</text:span><text:reference-mark-end text:name="ADDIN CSL_CITATION {&quot;properties&quot;: {&quot;noteIndex&quot;: 0}, &quot;schema&quot;: &quot;https://github.com/citation-style-language/schema/raw/master/csl-citation.json&quot;, &quot;mendeley&quot;: {&quot;formattedCitation&quot;: &quot;[2]&quot;, &quot;previouslyFormattedCitation&quot;: &quot;[2]&quot;, &quot;plainTextFormattedCitation&quot;: &quot;[2]&quot;}, &quot;citationItems&quot;: [{&quot;itemData&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id&quot;: &quot;ITEM-1&quot;, &quot;author&quot;: [{&quot;parse-names&quot;: false, &quot;non-dropping-particle&quot;: &quot;&quot;, &quot;dropping-particle&quot;: &quot;&quot;, &quot;family&quot;: &quot;Koutn\u00edk&quot;, &quot;suffix&quot;: &quot;&quot;, &quot;given&quot;: &quot;Jan&quot;}, {&quot;parse-names&quot;: false, &quot;non-dropping-particle&quot;: &quot;&quot;, &quot;dropping-particle&quot;: &quot;&quot;, &quot;family&quot;: &quot;Schmidhuber&quot;, &quot;suffix&quot;: &quot;&quot;, &quot;given&quot;: &quot;J\u00fcrgen&quot;}, {&quot;parse-names&quot;: false, &quot;non-dropping-particle&quot;: &quot;&quot;, &quot;dropping-particle&quot;: &quot;&quot;, &quot;family&quot;: &quot;Gomez&quot;, &quot;suffix&quot;: &quot;&quot;, &quot;given&quot;: &quot;Faustino&quot;}], &quot;DOI&quot;: &quot;10.1145/2576768.2598358&quot;, &quot;ISBN&quot;: &quot;9781450326629&quot;, &quot;type&quot;: &quot;article-journal&quot;, &quot;page&quot;: &quot;541-548&quot;, &quot;title&quot;: &quot;Evolving deep unsupervised convolutional networks for vision-based reinforcement learning&quot;, &quot;issued&quot;: {&quot;date-parts&quot;: [[&quot;2014&quot;]]}, &quot;note&quot;: &quot;* Using CNN to compress info from saturation image\n* MaxPoolingCNN converts image to 3 dimension feature vector\n* Fed then to a recurrent ANN\n* Both network weight's evolved (not topology)\n* OK performance, but not good (tracks tested are simple and similar)&quot;}, &quot;id&quot;: &quot;ITEM-1&quot;, &quot;uris&quot;: [&quot;http://www.mendeley.com/documents/?uuid=bbee84cf-89b6-4724-9b77-cb533b2ca021&quot;]}]} RNDfz3Puee0QO"/><text:span text:style-name="T19">⁠</text:span>⁠</text:p>
            </text:list-item>
            <text:list-item>
              <text:p text:style-name="P44">genetic algotihms for feature extraction <text:reference-mark-start text:name="ADDIN CSL_CITATION {&quot;properties&quot;: {&quot;noteIndex&quot;: 0}, &quot;schema&quot;: &quot;https://github.com/citation-style-language/schema/raw/master/csl-citation.json&quot;, &quot;mendeley&quot;: {&quot;formattedCitation&quot;: &quot;[3]&quot;, &quot;previouslyFormattedCitation&quot;: &quot;[3]&quot;, &quot;plainTextFormattedCitation&quot;: &quot;[3]&quot;}, &quot;citationItems&quot;: [{&quot;itemData&quot;: {&quot;container-title&quot;: &quot;IEEE Transactions on Evolutionary Computation&quot;, &quot;id&quot;: &quot;ITEM-1&quot;, &quot;volume&quot;: &quot;4&quot;, &quot;issue&quot;: &quot;2&quot;, &quot;ISBN&quot;: &quot;1063-6536&quot;, &quot;PMID&quot;: &quot;16653888&quot;, &quot;issued&quot;: {&quot;date-parts&quot;: [[&quot;2000&quot;]]}, &quot;type&quot;: &quot;article-journal&quot;, &quot;author&quot;: [{&quot;parse-names&quot;: false, &quot;non-dropping-particle&quot;: &quot;&quot;, &quot;dropping-particle&quot;: &quot;&quot;, &quot;family&quot;: &quot;Zhang&quot;, &quot;suffix&quot;: &quot;&quot;, &quot;given&quot;: &quot;Hui&quot;}, {&quot;parse-names&quot;: false, &quot;non-dropping-particle&quot;: &quot;&quot;, &quot;dropping-particle&quot;: &quot;&quot;, &quot;family&quot;: &quot;Mazumder&quot;, &quot;suffix&quot;: &quot;&quot;, &quot;given&quot;: &quot;Pinaki&quot;}, {&quot;parse-names&quot;: false, &quot;non-dropping-particle&quot;: &quot;&quot;, &quot;dropping-particle&quot;: &quot;&quot;, &quot;family&quot;: &quot;Ding&quot;, &quot;suffix&quot;: &quot;&quot;, &quot;given&quot;: &quot;Li&quot;}, {&quot;parse-names&quot;: false, &quot;non-dropping-particle&quot;: &quot;&quot;, &quot;dropping-particle&quot;: &quot;&quot;, &quot;family&quot;: &quot;Yang&quot;, &quot;suffix&quot;: &quot;&quot;, &quot;given&quot;: &quot;Kyounghoon&quot;}], &quot;DOI&quot;: &quot;10.1109/TCST.2011.2171964&quot;, &quot;ISSN&quot;: &quot;0018-9200&quot;, &quot;title&quot;: &quot;Dimensionality Reduction Using Genetic Algorithms Michael&quot;, &quot;page&quot;: &quot;472-480&quot;}, &quot;id&quot;: &quot;ITEM-1&quot;, &quot;uris&quot;: [&quot;http://www.mendeley.com/documents/?uuid=5b88e9ad-0c26-44db-83af-ab0c20e6040d&quot;]}]} RNDsyA30WqHVg"/><text:span text:style-name="T14">[3]</text:span><text:reference-mark-end text:name="ADDIN CSL_CITATION {&quot;properties&quot;: {&quot;noteIndex&quot;: 0}, &quot;schema&quot;: &quot;https://github.com/citation-style-language/schema/raw/master/csl-citation.json&quot;, &quot;mendeley&quot;: {&quot;formattedCitation&quot;: &quot;[3]&quot;, &quot;previouslyFormattedCitation&quot;: &quot;[3]&quot;, &quot;plainTextFormattedCitation&quot;: &quot;[3]&quot;}, &quot;citationItems&quot;: [{&quot;itemData&quot;: {&quot;container-title&quot;: &quot;IEEE Transactions on Evolutionary Computation&quot;, &quot;id&quot;: &quot;ITEM-1&quot;, &quot;volume&quot;: &quot;4&quot;, &quot;issue&quot;: &quot;2&quot;, &quot;ISBN&quot;: &quot;1063-6536&quot;, &quot;PMID&quot;: &quot;16653888&quot;, &quot;issued&quot;: {&quot;date-parts&quot;: [[&quot;2000&quot;]]}, &quot;type&quot;: &quot;article-journal&quot;, &quot;author&quot;: [{&quot;parse-names&quot;: false, &quot;non-dropping-particle&quot;: &quot;&quot;, &quot;dropping-particle&quot;: &quot;&quot;, &quot;family&quot;: &quot;Zhang&quot;, &quot;suffix&quot;: &quot;&quot;, &quot;given&quot;: &quot;Hui&quot;}, {&quot;parse-names&quot;: false, &quot;non-dropping-particle&quot;: &quot;&quot;, &quot;dropping-particle&quot;: &quot;&quot;, &quot;family&quot;: &quot;Mazumder&quot;, &quot;suffix&quot;: &quot;&quot;, &quot;given&quot;: &quot;Pinaki&quot;}, {&quot;parse-names&quot;: false, &quot;non-dropping-particle&quot;: &quot;&quot;, &quot;dropping-particle&quot;: &quot;&quot;, &quot;family&quot;: &quot;Ding&quot;, &quot;suffix&quot;: &quot;&quot;, &quot;given&quot;: &quot;Li&quot;}, {&quot;parse-names&quot;: false, &quot;non-dropping-particle&quot;: &quot;&quot;, &quot;dropping-particle&quot;: &quot;&quot;, &quot;family&quot;: &quot;Yang&quot;, &quot;suffix&quot;: &quot;&quot;, &quot;given&quot;: &quot;Kyounghoon&quot;}], &quot;DOI&quot;: &quot;10.1109/TCST.2011.2171964&quot;, &quot;ISSN&quot;: &quot;0018-9200&quot;, &quot;title&quot;: &quot;Dimensionality Reduction Using Genetic Algorithms Michael&quot;, &quot;page&quot;: &quot;472-480&quot;}, &quot;id&quot;: &quot;ITEM-1&quot;, &quot;uris&quot;: [&quot;http://www.mendeley.com/documents/?uuid=5b88e9ad-0c26-44db-83af-ab0c20e6040d&quot;]}]} RNDsyA30WqHVg"/>⁠</text:p>
            </text:list-item>
            <text:list-item>
              <text:p text:style-name="P44">feature selection (choosing the ones that lead to better classifications whilst discarting the others) vs feature extraction (transforming the original set of features to new ones)</text:p>
            </text:list-item>
            <text:list-item>
              <text:p text:style-name="P45">Most feature selection or extraction tie the process with classification. Not particularly suited for our purposes (we do not know how to classify images)</text:p>
            </text:list-item>
          </text:list>
        </text:list-item>
        <text:list-item>
          <text:p text:style-name="P42">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42"><text:soft-page-break/>Overview of unsupervised training methods for deep learning → Reinforcement learning, Deep Q-network</text:p>
        </text:list-item>
        <text:list-item>
          <text:p text:style-name="P42">Overview of evolutionary strategies and algorithms → genetic algorithms, NEAT, Hyper-NEAT / ES-Hyper-NEAT</text:p>
        </text:list-item>
        <text:list-item>
          <text:p text:style-name="P42">Talk about RL policy search (EA, fitness based) vs value function search (TD, tune from examples) </text:p>
        </text:list-item>
        <text:list-item>
          <text:p text:style-name="P46">FS_NEAT as an attempt to do automatic feature selection from a set of inputs <text:reference-mark-start text:name="ADDIN CSL_CITATION {&quot;properties&quot;: {&quot;noteIndex&quot;: 0}, &quot;schema&quot;: &quot;https://github.com/citation-style-language/schema/raw/master/csl-citation.json&quot;, &quot;mendeley&quot;: {&quot;formattedCitation&quot;: &quot;[4]&quot;, &quot;previouslyFormattedCitation&quot;: &quot;[4]&quot;, &quot;plainTextFormattedCitation&quot;: &quot;[4]&quot;}, &quot;citationItems&quot;: [{&quot;itemData&quot;: {&quot;container-title&quot;: &quot;Proceedings of the 2005 conference on Genetic and evolutionary computation - GECCO '05&quot;, &quot;page&quot;: &quot;1225&quot;, &quot;id&quot;: &quot;ITEM-1&quot;, &quot;author&quot;: [{&quot;parse-names&quot;: false, &quot;non-dropping-particle&quot;: &quot;&quot;, &quot;dropping-particle&quot;: &quot;&quot;, &quot;family&quot;: &quot;Whiteson&quot;, &quot;suffix&quot;: &quot;&quot;, &quot;given&quot;: &quot;Shimon&quot;}, {&quot;parse-names&quot;: false, &quot;non-dropping-particle&quot;: &quot;&quot;, &quot;dropping-particle&quot;: &quot;&quot;, &quot;family&quot;: &quot;Stone&quot;, &quot;suffix&quot;: &quot;&quot;, &quot;given&quot;: &quot;Peter&quot;}, {&quot;parse-names&quot;: false, &quot;non-dropping-particle&quot;: &quot;&quot;, &quot;dropping-particle&quot;: &quot;&quot;, &quot;family&quot;: &quot;Stanley&quot;, &quot;suffix&quot;: &quot;&quot;, &quot;given&quot;: &quot;Kenneth Owen&quot;}, {&quot;parse-names&quot;: false, &quot;non-dropping-particle&quot;: &quot;&quot;, &quot;dropping-particle&quot;: &quot;&quot;, &quot;family&quot;: &quot;Miikkulainen&quot;, &quot;suffix&quot;: &quot;&quot;, &quot;given&quot;: &quot;Risto&quot;}, {&quot;parse-names&quot;: false, &quot;non-dropping-particle&quot;: &quot;&quot;, &quot;dropping-particle&quot;: &quot;&quot;, &quot;family&quot;: &quot;Kohl&quot;, &quot;suffix&quot;: &quot;&quot;, &quot;given&quot;: &quot;Nate&quot;}], &quot;DOI&quot;: &quot;10.1145/1068009.1068210&quot;, &quot;ISBN&quot;: &quot;1595930108&quot;, &quot;type&quot;: &quot;article-journal&quot;, &quot;issue&quot;: &quot;June&quot;, &quot;title&quot;: &quot;Automatic Feature Selection in Neuroevolution&quot;, &quot;issued&quot;: {&quot;date-parts&quot;: [[&quot;200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id&quot;: &quot;ITEM-1&quot;, &quot;uris&quot;: [&quot;http://www.mendeley.com/documents/?uuid=f5de3d30-57a1-4521-9cda-f1bd9a2eb346&quot;]}]} RNDxH2V8EOPn1"/><text:span text:style-name="T14">[4]</text:span><text:reference-mark-end text:name="ADDIN CSL_CITATION {&quot;properties&quot;: {&quot;noteIndex&quot;: 0}, &quot;schema&quot;: &quot;https://github.com/citation-style-language/schema/raw/master/csl-citation.json&quot;, &quot;mendeley&quot;: {&quot;formattedCitation&quot;: &quot;[4]&quot;, &quot;previouslyFormattedCitation&quot;: &quot;[4]&quot;, &quot;plainTextFormattedCitation&quot;: &quot;[4]&quot;}, &quot;citationItems&quot;: [{&quot;itemData&quot;: {&quot;container-title&quot;: &quot;Proceedings of the 2005 conference on Genetic and evolutionary computation - GECCO '05&quot;, &quot;page&quot;: &quot;1225&quot;, &quot;id&quot;: &quot;ITEM-1&quot;, &quot;author&quot;: [{&quot;parse-names&quot;: false, &quot;non-dropping-particle&quot;: &quot;&quot;, &quot;dropping-particle&quot;: &quot;&quot;, &quot;family&quot;: &quot;Whiteson&quot;, &quot;suffix&quot;: &quot;&quot;, &quot;given&quot;: &quot;Shimon&quot;}, {&quot;parse-names&quot;: false, &quot;non-dropping-particle&quot;: &quot;&quot;, &quot;dropping-particle&quot;: &quot;&quot;, &quot;family&quot;: &quot;Stone&quot;, &quot;suffix&quot;: &quot;&quot;, &quot;given&quot;: &quot;Peter&quot;}, {&quot;parse-names&quot;: false, &quot;non-dropping-particle&quot;: &quot;&quot;, &quot;dropping-particle&quot;: &quot;&quot;, &quot;family&quot;: &quot;Stanley&quot;, &quot;suffix&quot;: &quot;&quot;, &quot;given&quot;: &quot;Kenneth Owen&quot;}, {&quot;parse-names&quot;: false, &quot;non-dropping-particle&quot;: &quot;&quot;, &quot;dropping-particle&quot;: &quot;&quot;, &quot;family&quot;: &quot;Miikkulainen&quot;, &quot;suffix&quot;: &quot;&quot;, &quot;given&quot;: &quot;Risto&quot;}, {&quot;parse-names&quot;: false, &quot;non-dropping-particle&quot;: &quot;&quot;, &quot;dropping-particle&quot;: &quot;&quot;, &quot;family&quot;: &quot;Kohl&quot;, &quot;suffix&quot;: &quot;&quot;, &quot;given&quot;: &quot;Nate&quot;}], &quot;DOI&quot;: &quot;10.1145/1068009.1068210&quot;, &quot;ISBN&quot;: &quot;1595930108&quot;, &quot;type&quot;: &quot;article-journal&quot;, &quot;issue&quot;: &quot;June&quot;, &quot;title&quot;: &quot;Automatic Feature Selection in Neuroevolution&quot;, &quot;issued&quot;: {&quot;date-parts&quot;: [[&quot;200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id&quot;: &quot;ITEM-1&quot;, &quot;uris&quot;: [&quot;http://www.mendeley.com/documents/?uuid=f5de3d30-57a1-4521-9cda-f1bd9a2eb346&quot;]}]} RNDxH2V8EOPn1"/>⁠</text:p>
        </text:list-item>
        <text:list-item>
          <text:p text:style-name="P10">EA as an effective tool for RL tasks (Evolutionary computation for RL for reasons); <text:span text:style-name="T13">basis for evolutionary algorithms in RL from that work and EA for RL.</text:span></text:p>
        </text:list-item>
        <text:list-item>
          <text:p text:style-name="P11">NEAT+Q approach in <text:reference-mark-start text:name="ADDIN CSL_CITATION {&quot;properties&quot;: {&quot;noteIndex&quot;: 0}, &quot;schema&quot;: &quot;https://github.com/citation-style-language/schema/raw/master/csl-citation.json&quot;, &quot;mendeley&quot;: {&quot;formattedCitation&quot;: &quot;[5]&quot;, &quot;previouslyFormattedCitation&quot;: &quot;[5]&quot;, &quot;plainTextFormattedCitation&quot;: &quot;[5]&quot;}, &quot;citationItems&quot;: [{&quot;itemData&quot;: {&quot;container-title&quot;: &quot;Journal of Machine Learning Research&quot;, &quot;id&quot;: &quot;ITEM-1&quot;, &quot;volume&quot;: &quot;7&quot;, &quot;issue&quot;: &quot;AI05-320&quot;, &quot;ISBN&quot;: &quot;0000000000000&quot;, &quot;issued&quot;: {&quot;date-parts&quot;: [[&quot;2006&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type&quot;: &quot;book&quot;, &quot;author&quot;: [{&quot;parse-names&quot;: false, &quot;non-dropping-particle&quot;: &quot;&quot;, &quot;dropping-particle&quot;: &quot;&quot;, &quot;family&quot;: &quot;Whiteson&quot;, &quot;suffix&quot;: &quot;&quot;, &quot;given&quot;: &quot;Shimon&quot;}, {&quot;parse-names&quot;: false, &quot;non-dropping-particle&quot;: &quot;&quot;, &quot;dropping-particle&quot;: &quot;&quot;, &quot;family&quot;: &quot;Stone&quot;, &quot;suffix&quot;: &quot;&quot;, &quot;given&quot;: &quot;Peter&quot;}], &quot;number-of-pages&quot;: &quot;877-917&quot;, &quot;ISSN&quot;: &quot;15324435&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d&quot;: &quot;ITEM-1&quot;, &quot;uris&quot;: [&quot;http://www.mendeley.com/documents/?uuid=4bb02d2b-ce73-4ee4-a8d5-ee36b6a62122&quot;]}]} RNDHT0KtvzXvQ"/><text:span text:style-name="T14">[5]</text:span><text:reference-mark-end text:name="ADDIN CSL_CITATION {&quot;properties&quot;: {&quot;noteIndex&quot;: 0}, &quot;schema&quot;: &quot;https://github.com/citation-style-language/schema/raw/master/csl-citation.json&quot;, &quot;mendeley&quot;: {&quot;formattedCitation&quot;: &quot;[5]&quot;, &quot;previouslyFormattedCitation&quot;: &quot;[5]&quot;, &quot;plainTextFormattedCitation&quot;: &quot;[5]&quot;}, &quot;citationItems&quot;: [{&quot;itemData&quot;: {&quot;container-title&quot;: &quot;Journal of Machine Learning Research&quot;, &quot;id&quot;: &quot;ITEM-1&quot;, &quot;volume&quot;: &quot;7&quot;, &quot;issue&quot;: &quot;AI05-320&quot;, &quot;ISBN&quot;: &quot;0000000000000&quot;, &quot;issued&quot;: {&quot;date-parts&quot;: [[&quot;2006&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type&quot;: &quot;book&quot;, &quot;author&quot;: [{&quot;parse-names&quot;: false, &quot;non-dropping-particle&quot;: &quot;&quot;, &quot;dropping-particle&quot;: &quot;&quot;, &quot;family&quot;: &quot;Whiteson&quot;, &quot;suffix&quot;: &quot;&quot;, &quot;given&quot;: &quot;Shimon&quot;}, {&quot;parse-names&quot;: false, &quot;non-dropping-particle&quot;: &quot;&quot;, &quot;dropping-particle&quot;: &quot;&quot;, &quot;family&quot;: &quot;Stone&quot;, &quot;suffix&quot;: &quot;&quot;, &quot;given&quot;: &quot;Peter&quot;}], &quot;number-of-pages&quot;: &quot;877-917&quot;, &quot;ISSN&quot;: &quot;15324435&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d&quot;: &quot;ITEM-1&quot;, &quot;uris&quot;: [&quot;http://www.mendeley.com/documents/?uuid=4bb02d2b-ce73-4ee4-a8d5-ee36b6a62122&quot;]}]} RNDHT0KtvzXvQ"/>⁠</text:p>
          <text:list>
            <text:list-item>
              <text:p text:style-name="P12">attempting online learning + evolutionary computation</text:p>
            </text:list-item>
            <text:list-item>
              <text:p text:style-name="P12">not really online, as the TD phase happens in set environments (not when the algorithm is being deployed)</text:p>
            </text:list-item>
            <text:list-item>
              <text:p text:style-name="P12"><text:bookmark-start text:name="__DdeLink__410_1963564878"/>e-greedy approach to action selection (with e probability, select a random action to explore) vs softmax selection (use the estimation value for each action in the state as probability to choose that action -explores more often more promising actions)<text:bookmark-end text:name="__DdeLink__410_1963564878"/></text:p>
            </text:list-item>
          </text:list>
        </text:list-item>
        <text:list-item>
          <text:p text:style-name="P10">Other neuroevolution of topologies methods: TWEANS (topology and weight evolving ANNS) 3 14 17 61 75</text:p>
          <text:list>
            <text:list-item>
              <text:p text:style-name="P10">An evolutionary algorithm that constructs recurrent Nns</text:p>
            </text:list-item>
            <text:list-item>
              <text:p text:style-name="P10">Neuroevolution: from architectures to learning</text:p>
            </text:list-item>
            <text:list-item>
              <text:p text:style-name="P10">Evolving artificial neural networks (Yao)</text:p>
            </text:list-item>
            <text:list-item>
              <text:p text:style-name="P13">Challenges of TWEANS: 1) competing conventions problem; <text:span text:style-name="T17">2) protection of innovation long enough</text:span> <text:reference-mark-start text:name="ADDIN CSL_CITATION {&quot;properties&quot;: {&quot;noteIndex&quot;: 0}, &quot;schema&quot;: &quot;https://github.com/citation-style-language/schema/raw/master/csl-citation.json&quot;, &quot;mendeley&quot;: {&quot;formattedCitation&quot;: &quot;[6]&quot;, &quot;previouslyFormattedCitation&quot;: &quot;[6]&quot;, &quot;plainTextFormattedCitation&quot;: &quot;[6]&quot;}, &quot;citationItems&quot;: [{&quot;itemData&quot;: {&quot;container-title&quot;: &quot;Reinforcement Learning: State of the Art&quot;, &quot;id&quot;: &quot;ITEM-1&quot;, &quot;volume&quot;: &quot;12&quot;, &quot;issue&quot;: &quot;c&quot;, &quot;ISBN&quot;: &quot;978-3-642-27645-3&quot;, &quot;PMID&quot;: &quot;11389459&quot;, &quot;issued&quot;: {&quot;date-parts&quot;: [[&quot;2012&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type&quot;: &quot;article-journal&quot;, &quot;author&quot;: [{&quot;parse-names&quot;: false, &quot;non-dropping-particle&quot;: &quot;&quot;, &quot;dropping-particle&quot;: &quot;&quot;, &quot;family&quot;: &quot;Whiteson&quot;, &quot;suffix&quot;: &quot;&quot;, &quot;given&quot;: &quot;Shimon&quot;}], &quot;DOI&quot;: &quot;10.1007/978-3-642-27645-3_10&quot;, &quot;ISSN&quot;: &quot;1867-4534&quot;, &quot;page&quot;: &quot;325-355&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d&quot;: &quot;ITEM-1&quot;, &quot;uris&quot;: [&quot;http://www.mendeley.com/documents/?uuid=5a0e40cb-e232-40df-a37d-2e7838be3ba7&quot;]}]} RNDwoO6rOdig8"/><text:span text:style-name="T14">[6]</text:span><text:reference-mark-end text:name="ADDIN CSL_CITATION {&quot;properties&quot;: {&quot;noteIndex&quot;: 0}, &quot;schema&quot;: &quot;https://github.com/citation-style-language/schema/raw/master/csl-citation.json&quot;, &quot;mendeley&quot;: {&quot;formattedCitation&quot;: &quot;[6]&quot;, &quot;previouslyFormattedCitation&quot;: &quot;[6]&quot;, &quot;plainTextFormattedCitation&quot;: &quot;[6]&quot;}, &quot;citationItems&quot;: [{&quot;itemData&quot;: {&quot;container-title&quot;: &quot;Reinforcement Learning: State of the Art&quot;, &quot;id&quot;: &quot;ITEM-1&quot;, &quot;volume&quot;: &quot;12&quot;, &quot;issue&quot;: &quot;c&quot;, &quot;ISBN&quot;: &quot;978-3-642-27645-3&quot;, &quot;PMID&quot;: &quot;11389459&quot;, &quot;issued&quot;: {&quot;date-parts&quot;: [[&quot;2012&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type&quot;: &quot;article-journal&quot;, &quot;author&quot;: [{&quot;parse-names&quot;: false, &quot;non-dropping-particle&quot;: &quot;&quot;, &quot;dropping-particle&quot;: &quot;&quot;, &quot;family&quot;: &quot;Whiteson&quot;, &quot;suffix&quot;: &quot;&quot;, &quot;given&quot;: &quot;Shimon&quot;}], &quot;DOI&quot;: &quot;10.1007/978-3-642-27645-3_10&quot;, &quot;ISSN&quot;: &quot;1867-4534&quot;, &quot;page&quot;: &quot;325-355&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d&quot;: &quot;ITEM-1&quot;, &quot;uris&quot;: [&quot;http://www.mendeley.com/documents/?uuid=5a0e40cb-e232-40df-a37d-2e7838be3ba7&quot;]}]} RNDwoO6rOdig8"/>⁠</text:p>
            </text:list-item>
          </text:list>
        </text:list-item>
      </text:list>
      <text:p text:style-name="P1">Task</text:p>
      <text:list xml:id="list2591293632906403993" text:style-name="WWNum5">
        <text:list-item>
          <text:p text:style-name="P47">ViZDoom framework, description of different scenarios</text:p>
        </text:list-item>
        <text:list-item>
          <text:p text:style-name="P47">Keras as a deep learning framework to use CNNs</text:p>
        </text:list-item>
      </text:list>
      <text:p text:style-name="P1">Approach</text:p>
      <text:list xml:id="list8870443660066018741" text:style-name="WWNum4">
        <text:list-item>
          <text:p text:style-name="P48">Using NEAT / Hyper-NEAT to evolve the topology and weight values of a CNN to solve various scenarios in ViZDoom</text:p>
        </text:list-item>
        <text:list-item>
          <text:p text:style-name="P48">Naive approach (direct NEAT) does not work → high dimensionality</text:p>
        </text:list-item>
        <text:list-item>
          <text:p text:style-name="P48">Dimensionality reduction by evolving a CNN that learns the most important features on an image (not compression)</text:p>
        </text:list-item>
        <text:list-item>
          <text:p text:style-name="P48"><text:soft-page-break/>From features, NEAT / Hyper-NEAT is used to evolve a controller on different scenarios</text:p>
        </text:list-item>
      </text:list>
      <text:p text:style-name="P1">Methodology</text:p>
      <text:list xml:id="list3026708931939464974" text:style-name="WWNum6">
        <text:list-item>
          <text:p text:style-name="P49">Custom genetic algorithm to evolve Feature Detector → best candidate is then passed on to the next stage</text:p>
          <text:list>
            <text:list-item>
              <text:p text:style-name="P49">EA for RL article as a basis to design it (phenotype-genotype mapping, mutation operators, EA as opposed to TD)</text:p>
            </text:list-item>
            <text:list-item>
              <text:p text:style-name="P49">Image set is selected to show a representative collection of situations on each scenario (enemy in different locations, all items...)</text:p>
            </text:list-item>
            <text:list-item>
              <text:p text:style-name="P49">Trained until convergence? (at the moment, 1000 generations)</text:p>
            </text:list-item>
            <text:list-item>
              <text:p text:style-name="P49">Phenotype-genotype mapping is done to conserve phenotype similarity to genotype similarity, suggested for optimal EA (Holland, 1975 in EA for RL)</text:p>
            </text:list-item>
          </text:list>
        </text:list-item>
        <text:list-item>
          <text:p text:style-name="P54"><text:span text:style-name="T1">NEAT / HyperNEAT then evolves the controller (input = features, output = actions; </text:span><text:span text:style-name="T2">action-selection network [Evolutionary Computation for RL] vs multi-output network</text:span><text:span text:style-name="T1">)</text:span></text:p>
          <text:list>
            <text:list-item>
              <text:p text:style-name="P49">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49">Individual fitness calculated over sufficient episodes depending on the scenario (if the initial location is random, more than one scenario)</text:p>
            </text:list-item>
            <text:list-item>
              <text:p text:style-name="P49">Partial rewards (shaping rewards) are used in each scenario to aid training (scenario-dependent) → tackling the credit assignment problem</text:p>
              <text:list>
                <text:list-item>
                  <text:p text:style-name="P49">Killing enemy, surviving time, picking up items</text:p>
                </text:list-item>
              </text:list>
            </text:list-item>
            <text:list-item>
              <text:p text:style-name="P49">Trained until convergence? At the moment, stopped when it slows down</text:p>
            </text:list-item>
          </text:list>
        </text:list-item>
        <text:list-item>
          <text:p text:style-name="P49">Testing final performance → scenario dependent, but average score over 100 episodes</text:p>
        </text:list-item>
      </text:list>
      <text:p text:style-name="P2">Experimentation (focus on only one weapon, Pistol); <text:span text:style-name="T18">Scenarios: custom, health gathering, defend centre, cig; enemy: cacodemon</text:span></text:p>
      <text:list xml:id="list3202493644404779482" text:style-name="WWNum7">
        <text:list-item>
          <text:p text:style-name="P50">Series of experiments to determine the influence of certain design factors</text:p>
        </text:list-item>
        <text:list-item>
          <text:p text:style-name="P50">Feature detector:</text:p>
          <text:list>
            <text:list-item>
              <text:p text:style-name="P50">Number of features (tie with controller experiments)</text:p>
            </text:list-item>
            <text:list-item>
              <text:p text:style-name="P50">Network architecture</text:p>
            </text:list-item>
            <text:list-item>
              <text:p text:style-name="P50">Size and nature of training image set (many random pics, selected few)</text:p>
            </text:list-item>
            <text:list-item>
              <text:p text:style-name="P50"><text:soft-page-break/>Evolution parameters (only if time allows it)</text:p>
            </text:list-item>
            <text:list-item>
              <text:p text:style-name="P50">Plot fitness (assumption, higher diversity gives higher discerning capabilities later on)</text:p>
            </text:list-item>
          </text:list>
        </text:list-item>
        <text:list-item>
          <text:p text:style-name="P50">Controller:</text:p>
          <text:list>
            <text:list-item>
              <text:p text:style-name="P50">Number of features (tie with FD experiments)</text:p>
            </text:list-item>
            <text:list-item>
              <text:p text:style-name="P50">Different shaping rewards (shooting_reward, poisoning over time)</text:p>
            </text:list-item>
            <text:list-item>
              <text:p text:style-name="P50">Number of states (1 vs 3 vs 5)</text:p>
            </text:list-item>
            <text:list-item>
              <text:p text:style-name="P50">NEAT vs ES-HyperNEAT</text:p>
            </text:list-item>
            <text:list-item>
              <text:p text:style-name="P50">Output nature: 1 action = 1 state vs 1 action/axis = 1 output unit</text:p>
            </text:list-item>
          </text:list>
        </text:list-item>
        <text:list-item>
          <text:p text:style-name="P50">Compare performance with:</text:p>
          <text:list>
            <text:list-item>
              <text:p text:style-name="P50">Supervised CNN</text:p>
            </text:list-item>
            <text:list-item>
              <text:p text:style-name="P51">RL CNN</text:p>
            </text:list-item>
          </text:list>
        </text:list-item>
      </text:list>
      <text:p text:style-name="P1">Discussion</text:p>
      <text:p text:style-name="P1">Conclusions and further work</text:p>
      <text:list xml:id="list198932517928728024" text:style-name="WWNum8">
        <text:list-item>
          <text:p text:style-name="P52">Looking at co-evolution and distributed methods to evolve Fds and Controllers (Larranaga and Lozano, 2002; Hansen et al, 2003; Rubinstein and Kroese, 2004).</text:p>
        </text:list-item>
        <text:list-item>
          <text:p text:style-name="P52">Limitations of EA (EA for RL): online training, rarely visited states (sections of the genome that would react to them accummulate mutations as there is not evol pressure over them)</text:p>
        </text:list-item>
        <text:list-item>
          <text:p text:style-name="P55"><text:span text:style-name="T1">Using evolutionary function approximation (combination of EA and TD </text:span><text:reference-mark-start text:name="ADDIN CSL_CITATION {&quot;properties&quot;: {&quot;noteIndex&quot;: 0}, &quot;schema&quot;: &quot;https://github.com/citation-style-language/schema/raw/master/csl-citation.json&quot;, &quot;mendeley&quot;: {&quot;formattedCitation&quot;: &quot;[6]&quot;, &quot;previouslyFormattedCitation&quot;: &quot;[6]&quot;, &quot;plainTextFormattedCitation&quot;: &quot;[6]&quot;}, &quot;citationItems&quot;: [{&quot;itemData&quot;: {&quot;container-title&quot;: &quot;Reinforcement Learning: State of the Art&quot;, &quot;id&quot;: &quot;ITEM-1&quot;, &quot;volume&quot;: &quot;12&quot;, &quot;issue&quot;: &quot;c&quot;, &quot;ISBN&quot;: &quot;978-3-642-27645-3&quot;, &quot;PMID&quot;: &quot;11389459&quot;, &quot;issued&quot;: {&quot;date-parts&quot;: [[&quot;2012&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type&quot;: &quot;article-journal&quot;, &quot;author&quot;: [{&quot;parse-names&quot;: false, &quot;non-dropping-particle&quot;: &quot;&quot;, &quot;dropping-particle&quot;: &quot;&quot;, &quot;family&quot;: &quot;Whiteson&quot;, &quot;suffix&quot;: &quot;&quot;, &quot;given&quot;: &quot;Shimon&quot;}], &quot;DOI&quot;: &quot;10.1007/978-3-642-27645-3_10&quot;, &quot;ISSN&quot;: &quot;1867-4534&quot;, &quot;page&quot;: &quot;325-355&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d&quot;: &quot;ITEM-1&quot;, &quot;uris&quot;: [&quot;http://www.mendeley.com/documents/?uuid=5a0e40cb-e232-40df-a37d-2e7838be3ba7&quot;]}]} RNDPdQR9YgYyU"/><text:span text:style-name="T15">[6]</text:span><text:reference-mark-end text:name="ADDIN CSL_CITATION {&quot;properties&quot;: {&quot;noteIndex&quot;: 0}, &quot;schema&quot;: &quot;https://github.com/citation-style-language/schema/raw/master/csl-citation.json&quot;, &quot;mendeley&quot;: {&quot;formattedCitation&quot;: &quot;[6]&quot;, &quot;previouslyFormattedCitation&quot;: &quot;[6]&quot;, &quot;plainTextFormattedCitation&quot;: &quot;[6]&quot;}, &quot;citationItems&quot;: [{&quot;itemData&quot;: {&quot;container-title&quot;: &quot;Reinforcement Learning: State of the Art&quot;, &quot;id&quot;: &quot;ITEM-1&quot;, &quot;volume&quot;: &quot;12&quot;, &quot;issue&quot;: &quot;c&quot;, &quot;ISBN&quot;: &quot;978-3-642-27645-3&quot;, &quot;PMID&quot;: &quot;11389459&quot;, &quot;issued&quot;: {&quot;date-parts&quot;: [[&quot;2012&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type&quot;: &quot;article-journal&quot;, &quot;author&quot;: [{&quot;parse-names&quot;: false, &quot;non-dropping-particle&quot;: &quot;&quot;, &quot;dropping-particle&quot;: &quot;&quot;, &quot;family&quot;: &quot;Whiteson&quot;, &quot;suffix&quot;: &quot;&quot;, &quot;given&quot;: &quot;Shimon&quot;}], &quot;DOI&quot;: &quot;10.1007/978-3-642-27645-3_10&quot;, &quot;ISSN&quot;: &quot;1867-4534&quot;, &quot;page&quot;: &quot;325-355&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d&quot;: &quot;ITEM-1&quot;, &quot;uris&quot;: [&quot;http://www.mendeley.com/documents/?uuid=5a0e40cb-e232-40df-a37d-2e7838be3ba7&quot;]}]} RNDPdQR9YgYyU"/><text:span text:style-name="T1">⁠ </text:span><text:span text:style-name="T3">or other hybrid methods (XCS using learning classifier systems)</text:span></text:p>
        </text:list-item>
        <text:list-item>
          <text:p text:style-name="P56"><text:span text:style-name="T3">L</text:span><text:span text:style-name="T1">imitations on generalisation: problems with rocket launcher and other enemies (DoomPlayer with different colours)</text:span></text:p>
        </text:list-item>
      </text:list>
      <text:p text:style-name="P1"/>
      <text:p text:style-name="P7">Introduction</text:p>
      <text:p text:style-name="P4">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4">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7">to explore the suitability of Evolutionary algorithms for the optimisation of convolutional networks </text:span><text:span text:style-name="T8">-with particular interest on the NEAT algorithm</text:span> [10]- <text:s/>in a <text:span text:style-name="T1">complex</text:span>, real-time scenario <text:span text:style-name="T7">based on visual input</text:span><text:bookmark-end text:name="__DdeLink__316_451168144"/>.</text:p>
      <text:p text:style-name="Standard"/>
      <text:p text:style-name="P4">Relevant publications </text:p>
      <text:p text:style-name="Standard">The foundation of this project is to use Neural Networks as a means to effectively interpret image data to control a game bot. In the literature this is commonly referred as <text:span text:style-name="T9">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4">Objectives and deliverables</text:p>
      <text:list xml:id="list112038640854610" text:continue-list="list7151739297414610441" text:style-name="WWNum2">
        <text:list-item>
          <text:p text:style-name="P8">To explore the suitability of Evolutionary algorithms for the optimisation of deep neural networks in a complex, real-time, large decision space scenario.</text:p>
        </text:list-item>
        <text:list-item>
          <text:p text:style-name="P9">To use the findings to implement visual controllers to complete task-specific scenarios in ViZDoom.</text:p>
        </text:list-item>
      </text:list>
      <text:p text:style-name="P5"/>
      <text:p text:style-name="P6">Intro from article</text:p>
      <text:p text:style-name="P6"/>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1"> [1] [2]</text:span>. Previous successful submissions include Finite State modular approaches<text:span text:style-name="T11">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1">[1]</text:span><text:span text:style-name="T10">,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1"> [7]</text:span><text:span text:style-name="T10"> to an attempt to General Game Play for Atari videogames</text:span><text:span text:style-name="T11"> [8]</text:span><text:span text:style-name="T10">. In the driving domain, one of the first implementations to use visual information as the main input for steering is ALVINN [9]</text:span><text:span text:style-name="T11">, a system for land vehicles that uses a 3 layer recurrent neural network to process input from a camera and a laser ranger to produce a recommended steering direction</text:span><text:span text:style-name="T10">.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1"> [11] [12]</text:span><text:span text:style-name="T10">.</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1"> [13]</text:span>, particularly in image classification<text:span text:style-name="T11"> [14]</text:span> and pattern recognition [15]<text:span text:style-name="T11">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19"><text:span text:style-name="T1">Recent advances in game AI can be attributed to the application of deep CNNs (with multiple layers) to decision making: deep reinforcement learning to play Atari games</text:span><text:span text:style-name="T12"> [18]</text:span><text:span text:style-name="T1"> and the newsworthy AlphaGo computer player that defeated the world champions</text:span><text:span text:style-name="T12"> [17]</text:span><text:span text:style-name="T1"> using deep neural networks as evaluation function on Go boards to predict their value in an attempt to shorten the tree search.</text:span></text:p>
      <text:p text:style-name="P60"><text:span text:style-name="T20">Introduction</text:span></text:p>
      <text:p text:style-name="P57"><text:span text:style-name="T5">I</text:span><text:span text:style-name="T1">mportance of visual input in how humans interact with the world. </text:span><text:span text:style-name="T5">But issue with high dimensionality and inherent complexity of images (different illumination, general object recognition, different colours, objects not in a specific position or orientation...)</text:span></text:p>
      <text:p text:style-name="P57"><text:span text:style-name="T5">R</text:span><text:span text:style-name="T1">esurgence of machine learning thanks to massive parallel processing (GPGPU) to form Deep Learning, </text:span><text:span text:style-name="T5">reducing the dimensionality issue. CNNs are a new model that has been made possible thanks to the increase in computation, with very notable examples in the recent past -AlphaGo, Atari general player.</text:span></text:p>
      <text:p text:style-name="P53">Other than the type of input, humans and other animals tend to learn from their environment on a reward / punishment basis. Researchers have used that model to create machine learning algorithm called Reinforcement Learning. The agent knows its current state and the set of actions available, and it receives a reward in some states. The challenge is to learn an optimal policy (sequence of actions) that would yield the maximum final reward. </text:p>
      <text:p text:style-name="P53">Traditional RL (Q-tables) quickly becomes infeasible with very large state-action spaces (such as the ones using visual input or continuous actions). Authors have introduced the use of CNNs as function approximators for Q-tables with very promising results -but in relatively simple scenarios (either set of actions was not big, or the scenario was somehow restricted), <text:span text:style-name="T26">and network structure is fixed.</text:span></text:p>
      <text:p text:style-name="P57"><text:span text:style-name="T5">Problem statement: CNNs not have been widely used in complex continuous decision spaces </text:span><text:span text:style-name="T6">(?)</text:span><text:span text:style-name="T5">.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58"><text:span text:style-name="T5">T</text:span><text:span text:style-name="T1">his work explores the EA alternative to train and tune a CNN to be used in a complex real-time scenario (3D Doom) using visual-only input and rewards from the environment, and compares it to both supervised CNN training and Deep-Q-Learning.</text:span></text:p>
      <text:p text:style-name="P59"/>
      <text:p text:style-name="P14">Background literature review</text:p>
      <text:p text:style-name="P16">Evolutionary <text:span text:style-name="T29">algorithms</text:span> <text:span text:style-name="T27">as a family of algorithms that use the core principles of natural evolution to train and tune:</text:span></text:p>
      <text:list xml:id="list6434156914144872990" text:style-name="L8">
        <text:list-item>
          <text:p text:style-name="P17">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item>
          <text:p text:style-name="P18">Genotype vs phenotype</text:p>
        </text:list-item>
        <text:list-item>
          <text:p text:style-name="P17">Several types depending on the way they introduce variability (mutation only, mutation + crossover), <text:span text:style-name="T28">parent selection to </text:span>go to the next generation / reproduce (tournament based, <text:span text:style-name="T29">ranking based</text:span>, elitism)</text:p>
        </text:list-item>
        <text:list-item>
          <text:p text:style-name="P36"><text:soft-page-break/>evolutionary programming (1965) only mutation</text:p>
        </text:list-item>
        <text:list-item>
          <text:p text:style-name="P36">genetic algorithms (1970's, Holland, DeJong, Goldberg) <text:span text:style-name="T29">crossover, mutation, parent selection based on fitness</text:span></text:p>
        </text:list-item>
        <text:list-item>
          <text:p text:style-name="P37">Evolution strategy (1970s' Rechengerb and Schwefel) parents are selected at random and evolutionary parameters are evolved together with individuals</text:p>
        </text:list-item>
        <text:list-item>
          <text:p text:style-name="P37">Swarm intelligence → individuals move based on a moving operator that makes use of other individuals info (only one parent) </text:p>
        </text:list-item>
        <text:list-item>
          <text:p text:style-name="P37">Differential evolution (1995 by Storn and Price. Mutation prior to crossover, then one-to-one spawning (survivor selection, if the new solution is better, keep it, otherwise remove it)</text:p>
        </text:list-item>
      </text:list>
      <text:p text:style-name="P16"><text:span text:style-name="T27">EAs f</text:span>or neural networks</text:p>
      <text:list xml:id="list2604626516372471264" text:style-name="L4">
        <text:list-item>
          <text:p text:style-name="P15">genetic algorithms to evolve weights of a fixed network</text:p>
        </text:list-item>
        <text:list-item>
          <text:p text:style-name="P15">TWEANS → neuroevolution of weights and topologies; </text:p>
          <text:list>
            <text:list-item>
              <text:p text:style-name="P15">challenges for TWEANS</text:p>
            </text:list-item>
            <text:list-item>
              <text:p text:style-name="P15">Examples of TWEANS</text:p>
            </text:list-item>
          </text:list>
        </text:list-item>
        <text:list-item>
          <text:p text:style-name="P15">NEAT</text:p>
        </text:list-item>
        <text:list-item>
          <text:p text:style-name="P35">Description</text:p>
        </text:list-item>
        <text:list-item>
          <text:p text:style-name="P35">how it tackles TWEANS challenges</text:p>
        </text:list-item>
        <text:list-item>
          <text:p text:style-name="P35">NEAT improvements (HyperNEAT / ES-Hyper-NEAT and FS-NEAT<text:span text:style-name="T25">)</text:span></text:p>
        </text:list-item>
      </text:list>
      <text:p text:style-name="P22">Using visual input normally brings high dimensionality issues that make the direct use of neuroevolution impractical. Visual input must be simplified somehow → Feature extraction / detection</text:p>
      <text:p text:style-name="P25"><text:span text:style-name="T1">Feature extraction / detection alternatives</text:span></text:p>
      <text:list xml:id="list8640506235523293100" text:style-name="L3">
        <text:list-item>
          <text:p text:style-name="P26"><text:span text:style-name="T1">feature selection vs feature extraction</text:span></text:p>
        </text:list-item>
      </text:list>
      <text:list xml:id="list2813039392526589985" text:style-name="L5">
        <text:list-item>
          <text:p text:style-name="P27"><text:span text:style-name="T1">feature evolution</text:span></text:p>
        </text:list-item>
        <text:list-item>
          <text:p text:style-name="P27"><text:span text:style-name="T1">genetic algorithms in feature extraction</text:span></text:p>
        </text:list-item>
        <text:list-item>
          <text:p text:style-name="P28">Mostly a supervised process (not suited for unsupervised feature extraction)</text:p>
        </text:list-item>
      </text:list>
      <text:p text:style-name="P29"/>
      <text:p text:style-name="P20"><text:span text:style-name="T1">Convolutional Neural Networks as a means to automatically process the features of an image within a neural network</text:span></text:p>
      <text:list xml:id="list5515512384860001591" text:style-name="L1">
        <text:list-item>
          <text:p text:style-name="P23"><text:span text:style-name="T4">Biological inspiration</text:span></text:p>
        </text:list-item>
        <text:list-item>
          <text:p text:style-name="P24"><text:span text:style-name="T4">N</text:span><text:span text:style-name="T1">ow possible thanks to massively-parallel computation</text:span></text:p>
        </text:list-item>
        <text:list-item>
          <text:p text:style-name="P23"><text:span text:style-name="T4">General structure and benefits (feature detection irrespective of position and orientation)</text:span></text:p>
        </text:list-item>
        <text:list-item>
          <text:p text:style-name="P24"><text:span text:style-name="T1">Successful use in highly visual tasks (image classification, handwriting recognition, games)</text:span></text:p>
        </text:list-item>
      </text:list>
      <text:p text:style-name="P25"/>
      <text:p text:style-name="P30"><text:soft-page-break/><text:span text:style-name="T1">In an unsupervised game scenario where the only information the agent gets is visual input and reward values from the environment, the most common approach is to perform some sort of reinforcement learning</text:span></text:p>
      <text:p text:style-name="P30"/>
      <text:list xml:id="list417904823684963258" text:style-name="L6">
        <text:list-item>
          <text:p text:style-name="P31"><text:span text:style-name="T1">Definition and explanation of traditional reinforcement learning</text:span></text:p>
        </text:list-item>
        <text:list-item>
          <text:p text:style-name="P31"><text:span text:style-name="T1">Policy search (EA) vs value function search (RL) (examples below)</text:span></text:p>
        </text:list-item>
        <text:list-item>
          <text:p text:style-name="P31"><text:span text:style-name="T1">Deep-Q-Network using CNNs in a RL scenario</text:span></text:p>
        </text:list-item>
        <text:list-item>
          <text:p text:style-name="P31"><text:span text:style-name="T1">NEAT+Q approach for EA in RL</text:span></text:p>
        </text:list-item>
      </text:list>
      <text:p text:style-name="P30"/>
      <text:p text:style-name="P30"><text:span text:style-name="T24">EA as an effective tool for RL tasks (Evolutionary computation for RL for reasons); basis for evolutionary algorithms in RL from that work and EA for RL.</text:span></text:p>
      <text:p text:style-name="P30"/>
      <text:p text:style-name="P33">Previous approaches of Genetic algorithms to evolve deep neural networks</text:p>
      <text:list xml:id="list3274448283669206782" text:style-name="L9">
        <text:list-item>
          <text:p text:style-name="P34">Using GAs to assist <text:reference-mark-start text:name="ADDIN CSL_CITATION {&quot;properties&quot;: {&quot;noteIndex&quot;: 0}, &quot;schema&quot;: &quot;https://github.com/citation-style-language/schema/raw/master/csl-citation.json&quot;, &quot;mendeley&quot;: {&quot;formattedCitation&quot;: &quot;[7]&quot;, &quot;previouslyFormattedCitation&quot;: &quot;[7]&quot;, &quot;plainTextFormattedCitation&quot;: &quot;[7]&quot;}, &quot;citationItems&quot;: [{&quot;itemData&quot;: {&quot;type&quot;: &quot;article-journal&quot;, &quot;id&quot;: &quot;ITEM-1&quot;, &quot;author&quot;: [{&quot;parse-names&quot;: false, &quot;non-dropping-particle&quot;: &quot;&quot;, &quot;dropping-particle&quot;: &quot;&quot;, &quot;family&quot;: &quot;David&quot;, &quot;suffix&quot;: &quot;&quot;, &quot;given&quot;: &quot;Omid E&quot;}, {&quot;parse-names&quot;: false, &quot;non-dropping-particle&quot;: &quot;&quot;, &quot;dropping-particle&quot;: &quot;&quot;, &quot;family&quot;: &quot;Aviv&quot;, &quot;suffix&quot;: &quot;&quot;, &quot;given&quot;: &quot;Tel&quot;}, {&quot;parse-names&quot;: false, &quot;non-dropping-particle&quot;: &quot;&quot;, &quot;dropping-particle&quot;: &quot;&quot;, &quot;family&quot;: &quot;Greental&quot;, &quot;suffix&quot;: &quot;&quot;, &quot;given&quot;: &quot;Iddo&quot;}], &quot;DOI&quot;: &quot;10.1145/2598394.2602287&quot;, &quot;ISBN&quot;: &quot;9781450328814&quot;, &quot;page&quot;: &quot;1451-1452&quot;, &quot;title&quot;: &quot;Genetic Algorithms for Evolving Deep Neural Networks&quot;, &quot;issued&quot;: {&quot;date-parts&quot;: [[&quot;20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id&quot;: &quot;ITEM-1&quot;, &quot;uris&quot;: [&quot;http://www.mendeley.com/documents/?uuid=cd352eb8-9062-41af-8f91-007a6f363c2f&quot;]}]} RNDaGybbrXaOT"/><text:span text:style-name="T14">[7]</text:span><text:reference-mark-end text:name="ADDIN CSL_CITATION {&quot;properties&quot;: {&quot;noteIndex&quot;: 0}, &quot;schema&quot;: &quot;https://github.com/citation-style-language/schema/raw/master/csl-citation.json&quot;, &quot;mendeley&quot;: {&quot;formattedCitation&quot;: &quot;[7]&quot;, &quot;previouslyFormattedCitation&quot;: &quot;[7]&quot;, &quot;plainTextFormattedCitation&quot;: &quot;[7]&quot;}, &quot;citationItems&quot;: [{&quot;itemData&quot;: {&quot;type&quot;: &quot;article-journal&quot;, &quot;id&quot;: &quot;ITEM-1&quot;, &quot;author&quot;: [{&quot;parse-names&quot;: false, &quot;non-dropping-particle&quot;: &quot;&quot;, &quot;dropping-particle&quot;: &quot;&quot;, &quot;family&quot;: &quot;David&quot;, &quot;suffix&quot;: &quot;&quot;, &quot;given&quot;: &quot;Omid E&quot;}, {&quot;parse-names&quot;: false, &quot;non-dropping-particle&quot;: &quot;&quot;, &quot;dropping-particle&quot;: &quot;&quot;, &quot;family&quot;: &quot;Aviv&quot;, &quot;suffix&quot;: &quot;&quot;, &quot;given&quot;: &quot;Tel&quot;}, {&quot;parse-names&quot;: false, &quot;non-dropping-particle&quot;: &quot;&quot;, &quot;dropping-particle&quot;: &quot;&quot;, &quot;family&quot;: &quot;Greental&quot;, &quot;suffix&quot;: &quot;&quot;, &quot;given&quot;: &quot;Iddo&quot;}], &quot;DOI&quot;: &quot;10.1145/2598394.2602287&quot;, &quot;ISBN&quot;: &quot;9781450328814&quot;, &quot;page&quot;: &quot;1451-1452&quot;, &quot;title&quot;: &quot;Genetic Algorithms for Evolving Deep Neural Networks&quot;, &quot;issued&quot;: {&quot;date-parts&quot;: [[&quot;20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id&quot;: &quot;ITEM-1&quot;, &quot;uris&quot;: [&quot;http://www.mendeley.com/documents/?uuid=cd352eb8-9062-41af-8f91-007a6f363c2f&quot;]}]} RNDaGybbrXaOT"/>⁠</text:p>
        </text:list-item>
        <text:list-item>
          <text:p text:style-name="P34">Genetic algorithm to evolve an unsupervised feature extractor <text:reference-mark-start text:name="ADDIN CSL_CITATION {&quot;properties&quot;: {&quot;noteIndex&quot;: 0}, &quot;schema&quot;: &quot;https://github.com/citation-style-language/schema/raw/master/csl-citation.json&quot;, &quot;mendeley&quot;: {&quot;formattedCitation&quot;: &quot;[2]&quot;, &quot;plainTextFormattedCitation&quot;: &quot;[2]&quot;}, &quot;citationItems&quot;: [{&quot;itemData&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id&quot;: &quot;ITEM-1&quot;, &quot;author&quot;: [{&quot;parse-names&quot;: false, &quot;non-dropping-particle&quot;: &quot;&quot;, &quot;dropping-particle&quot;: &quot;&quot;, &quot;family&quot;: &quot;Koutn\u00edk&quot;, &quot;suffix&quot;: &quot;&quot;, &quot;given&quot;: &quot;Jan&quot;}, {&quot;parse-names&quot;: false, &quot;non-dropping-particle&quot;: &quot;&quot;, &quot;dropping-particle&quot;: &quot;&quot;, &quot;family&quot;: &quot;Schmidhuber&quot;, &quot;suffix&quot;: &quot;&quot;, &quot;given&quot;: &quot;J\u00fcrgen&quot;}, {&quot;parse-names&quot;: false, &quot;non-dropping-particle&quot;: &quot;&quot;, &quot;dropping-particle&quot;: &quot;&quot;, &quot;family&quot;: &quot;Gomez&quot;, &quot;suffix&quot;: &quot;&quot;, &quot;given&quot;: &quot;Faustino&quot;}], &quot;DOI&quot;: &quot;10.1145/2576768.2598358&quot;, &quot;ISBN&quot;: &quot;9781450326629&quot;, &quot;type&quot;: &quot;article-journal&quot;, &quot;page&quot;: &quot;541-548&quot;, &quot;title&quot;: &quot;Evolving deep unsupervised convolutional networks for vision-based reinforcement learning&quot;, &quot;issued&quot;: {&quot;date-parts&quot;: [[&quot;2014&quot;]]}, &quot;note&quot;: &quot;* Using CNN to compress info from saturation image\n* MaxPoolingCNN converts image to 3 dimension feature vector\n* Fed then to a recurrent ANN\n* Both network weight's evolved (not topology)\n* OK performance, but not good (tracks tested are simple and similar)&quot;}, &quot;id&quot;: &quot;ITEM-1&quot;, &quot;uris&quot;: [&quot;http://www.mendeley.com/documents/?uuid=bbee84cf-89b6-4724-9b77-cb533b2ca021&quot;]}]} RND0KHPR9n4sT"/><text:span text:style-name="T14">[2]</text:span><text:reference-mark-end text:name="ADDIN CSL_CITATION {&quot;properties&quot;: {&quot;noteIndex&quot;: 0}, &quot;schema&quot;: &quot;https://github.com/citation-style-language/schema/raw/master/csl-citation.json&quot;, &quot;mendeley&quot;: {&quot;formattedCitation&quot;: &quot;[2]&quot;, &quot;plainTextFormattedCitation&quot;: &quot;[2]&quot;}, &quot;citationItems&quot;: [{&quot;itemData&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container-title&quot;: &quot;Proceedings of the 2014 conference on Genetic and evolutionary computation - GECCO '14&quot;, &quot;id&quot;: &quot;ITEM-1&quot;, &quot;author&quot;: [{&quot;parse-names&quot;: false, &quot;non-dropping-particle&quot;: &quot;&quot;, &quot;dropping-particle&quot;: &quot;&quot;, &quot;family&quot;: &quot;Koutn\u00edk&quot;, &quot;suffix&quot;: &quot;&quot;, &quot;given&quot;: &quot;Jan&quot;}, {&quot;parse-names&quot;: false, &quot;non-dropping-particle&quot;: &quot;&quot;, &quot;dropping-particle&quot;: &quot;&quot;, &quot;family&quot;: &quot;Schmidhuber&quot;, &quot;suffix&quot;: &quot;&quot;, &quot;given&quot;: &quot;J\u00fcrgen&quot;}, {&quot;parse-names&quot;: false, &quot;non-dropping-particle&quot;: &quot;&quot;, &quot;dropping-particle&quot;: &quot;&quot;, &quot;family&quot;: &quot;Gomez&quot;, &quot;suffix&quot;: &quot;&quot;, &quot;given&quot;: &quot;Faustino&quot;}], &quot;DOI&quot;: &quot;10.1145/2576768.2598358&quot;, &quot;ISBN&quot;: &quot;9781450326629&quot;, &quot;type&quot;: &quot;article-journal&quot;, &quot;page&quot;: &quot;541-548&quot;, &quot;title&quot;: &quot;Evolving deep unsupervised convolutional networks for vision-based reinforcement learning&quot;, &quot;issued&quot;: {&quot;date-parts&quot;: [[&quot;2014&quot;]]}, &quot;note&quot;: &quot;* Using CNN to compress info from saturation image\n* MaxPoolingCNN converts image to 3 dimension feature vector\n* Fed then to a recurrent ANN\n* Both network weight's evolved (not topology)\n* OK performance, but not good (tracks tested are simple and similar)&quot;}, &quot;id&quot;: &quot;ITEM-1&quot;, &quot;uris&quot;: [&quot;http://www.mendeley.com/documents/?uuid=bbee84cf-89b6-4724-9b77-cb533b2ca021&quot;]}]} RND0KHPR9n4sT"/>⁠</text:p>
        </text:list-item>
        <text:list-item>
          <text:p text:style-name="P34">MORE in Evolutionary-deep-learning folder</text:p>
        </text:list-item>
      </text:list>
      <text:p text:style-name="P25"><text:span text:style-name="T1"/></text:p>
      <text:p text:style-name="P21"><text:span text:style-name="T1">ViZDoom environment as a test bed for RL algorithms using exclusively visual input.</text:span></text:p>
      <text:list xml:id="list2302568715002536119" text:style-name="L7">
        <text:list-item>
          <text:p text:style-name="P32"><text:span text:style-name="T1">Description</text:span></text:p>
        </text:list-item>
        <text:list-item>
          <text:p text:style-name="P32"><text:span text:style-name="T1">Information available</text:span></text:p>
        </text:list-item>
        <text:list-item>
          <text:p text:style-name="P32"><text:span text:style-name="T1">Previous results</text:span></text:p>
        </text:list-item>
        <text:list-item>
          <text:p text:style-name="P32"><text:span text:style-name="T1">Limitations</text:span></text:p>
        </text:list-item>
      </text:list>
      <text:p text:style-name="P3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list-style-name="Numbering_20_1"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15T11:20:37.972382204</dc:date>
    <meta:editing-cycles>44</meta:editing-cycles>
    <meta:editing-duration>PT3H2M17S</meta:editing-duration>
    <meta:generator>LibreOffice/4.2.8.2$Linux_X86_64 LibreOffice_project/420m0$Build-2</meta:generator>
    <meta:document-statistic meta:table-count="0" meta:image-count="0" meta:object-count="0" meta:page-count="11" meta:paragraph-count="165" meta:word-count="3246" meta:character-count="20820" meta:non-whitespace-character-count="17846"/>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